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Helvetica" svg:font-family="Helvetica"/>
    <style:font-face style:name="Bitstream Vera Sans" svg:font-family="'Bitstream Vera Sans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_5f_Header_5f_Pur_5f_ord_5f_Line" style:display-name="Table_Header_Pur_ord_Line" style:family="table">
      <style:table-properties style:width="29.236cm" fo:margin-left="0cm" fo:margin-right="0cm" table:align="margins"/>
    </style:style>
    <style:style style:name="Table_5f_Header_5f_Pur_5f_ord_5f_Line.A" style:display-name="Table_Header_Pur_ord_Line.A" style:family="table-column">
      <style:table-column-properties style:column-width="3.517cm" style:rel-column-width="7883*"/>
    </style:style>
    <style:style style:name="Table_5f_Header_5f_Pur_5f_ord_5f_Line.B" style:display-name="Table_Header_Pur_ord_Line.B" style:family="table-column">
      <style:table-column-properties style:column-width="3.838cm" style:rel-column-width="8603*"/>
    </style:style>
    <style:style style:name="Table_5f_Header_5f_Pur_5f_ord_5f_Line.C" style:display-name="Table_Header_Pur_ord_Line.C" style:family="table-column">
      <style:table-column-properties style:column-width="9.368cm" style:rel-column-width="20998*"/>
    </style:style>
    <style:style style:name="Table_5f_Header_5f_Pur_5f_ord_5f_Line.D" style:display-name="Table_Header_Pur_ord_Line.D" style:family="table-column">
      <style:table-column-properties style:column-width="2.611cm" style:rel-column-width="5851*"/>
    </style:style>
    <style:style style:name="Table_5f_Header_5f_Pur_5f_ord_5f_Line.E" style:display-name="Table_Header_Pur_ord_Line.E" style:family="table-column">
      <style:table-column-properties style:column-width="9.904cm" style:rel-column-width="22200*"/>
    </style:style>
    <style:style style:name="Table_5f_Header_5f_Pur_5f_ord_5f_Line.A1" style:display-name="Table_Header_Pur_ord_Line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_5f_Header_5f_Pur_5f_ord_5f_Line.E1" style:display-name="Table_Header_Pur_ord_Line.E1" style:family="table-cell">
      <style:table-cell-properties fo:background-color="transparent" fo:padding="0.097cm" fo:border="0.05pt solid #000000">
        <style:background-image/>
      </style:table-cell-properties>
    </style:style>
    <style:style style:name="Tabla1" style:family="table">
      <style:table-properties style:width="29.189cm" fo:margin-left="0.048cm" fo:margin-right="0cm" table:align="margins"/>
    </style:style>
    <style:style style:name="Tabla1.A" style:family="table-column">
      <style:table-column-properties style:column-width="3.464cm" style:rel-column-width="7778*"/>
    </style:style>
    <style:style style:name="Tabla1.B" style:family="table-column">
      <style:table-column-properties style:column-width="3.838cm" style:rel-column-width="8617*"/>
    </style:style>
    <style:style style:name="Tabla1.C" style:family="table-column">
      <style:table-column-properties style:column-width="9.368cm" style:rel-column-width="21033*"/>
    </style:style>
    <style:style style:name="Tabla1.D" style:family="table-column">
      <style:table-column-properties style:column-width="2.611cm" style:rel-column-width="5861*"/>
    </style:style>
    <style:style style:name="Tabla1.E" style:family="table-column">
      <style:table-column-properties style:column-width="9.908cm" style:rel-column-width="22246*"/>
    </style:style>
    <style:style style:name="Tabla1.A1" style:family="table-cell">
      <style:table-cell-properties fo:padding="0.097cm" fo:border-left="0.05pt solid #e6e6e6" fo:border-right="none" fo:border-top="0.05pt solid #e6e6e6" fo:border-bottom="0.05pt solid #e6e6e6"/>
    </style:style>
    <style:style style:name="Tabla1.E1" style:family="table-cell">
      <style:table-cell-properties fo:padding="0.097cm" fo:border="0.05pt solid #e6e6e6"/>
    </style:style>
    <style:style style:name="Tabla4" style:family="table">
      <style:table-properties style:width="29.236cm" table:align="margins"/>
    </style:style>
    <style:style style:name="Tabla4.A" style:family="table-column">
      <style:table-column-properties style:column-width="14.617cm" style:rel-column-width="32767*"/>
    </style:style>
    <style:style style:name="Tabla4.B" style:family="table-column">
      <style:table-column-properties style:column-width="14.619cm" style:rel-column-width="32768*"/>
    </style:style>
    <style:style style:name="Tabla4.A1" style:family="table-cell">
      <style:table-cell-properties fo:padding="0.097cm" fo:border="none"/>
    </style:style>
    <style:style style:name="P1" style:family="paragraph" style:parent-style-name="terp_5f_default_5f_9">
      <style:text-properties fo:font-size="10pt" fo:font-weight="normal" style:font-size-asian="10pt" style:font-weight-asian="normal" style:font-size-complex="10pt" style:font-weight-complex="normal"/>
    </style:style>
    <style:style style:name="P2" style:family="paragraph" style:parent-style-name="terp_5f_default_5f_9">
      <style:text-properties fo:font-size="10pt" fo:font-weight="bold" style:font-size-asian="10pt" style:font-weight-asian="bold" style:font-size-complex="10pt" style:font-weight-complex="bold"/>
    </style:style>
    <style:style style:name="P3" style:family="paragraph" style:parent-style-name="terp_5f_default_5f_8">
      <style:text-properties fo:font-size="10pt" fo:font-weight="bold" style:font-size-asian="10pt" style:font-weight-asian="bold" style:font-size-complex="10pt" style:font-weight-complex="bold"/>
    </style:style>
    <style:style style:name="P4" style:family="paragraph" style:parent-style-name="terp_5f_default_5f_8">
      <style:text-properties fo:font-size="10pt" style:font-size-asian="10pt" style:font-size-complex="10pt"/>
    </style:style>
    <style:style style:name="P5" style:family="paragraph" style:parent-style-name="Table_20_Contents">
      <style:paragraph-properties fo:text-align="start" style:justify-single-word="false"/>
      <style:text-properties fo:font-size="9pt" fo:font-weight="normal" style:font-size-asian="9pt" style:font-weight-asian="normal" style:font-size-complex="9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fo:font-size="9pt" fo:font-weight="normal" style:font-size-asian="9pt" style:font-weight-asian="normal" style:font-size-complex="9pt" style:font-weight-complex="normal"/>
    </style:style>
    <style:style style:name="P7" style:family="paragraph" style:parent-style-name="Table_20_Contents">
      <style:paragraph-properties fo:text-align="end" style:justify-single-word="false"/>
      <style:text-properties fo:font-size="9pt" fo:font-weight="normal" style:font-size-asian="9pt" style:font-weight-asian="normal" style:font-size-complex="9pt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style:font-name="Helvetica" fo:font-size="9pt" fo:font-weight="bold" style:font-name-asian="Bitstream Vera Sans" style:font-size-asian="9pt" style:font-weight-asian="bold" style:font-name-complex="Bitstream Vera Sans" style:font-size-complex="9pt" style:font-weight-complex="bold"/>
    </style:style>
    <style:style style:name="P9" style:family="paragraph" style:parent-style-name="terp_5f_tblheader_5f_Details">
      <style:paragraph-properties fo:text-align="center" style:justify-single-word="false"/>
      <style:text-properties fo:font-size="9pt" style:font-size-asian="9pt" style:font-size-complex="9pt"/>
    </style:style>
    <style:style style:name="P10" style:family="paragraph" style:parent-style-name="terp_5f_tblheader_5f_Details_5f_Centre">
      <style:paragraph-properties fo:text-align="center" style:justify-single-word="false"/>
      <style:text-properties fo:font-size="9pt" style:font-size-asian="9pt" style:font-size-complex="9pt"/>
    </style:style>
    <style:style style:name="T1" style:family="text">
      <style:text-properties fo:font-size="9pt" style:font-size-asian="9pt" style:font-size-complex="9pt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rp_5f_default_5f_8">[[repeatIn(objects,'o')]]</text:p>
      <text:p text:style-name="terp_5f_default_5f_8">[[ setLang(o.partner_id.lang) ]]</text:p>
      <text:p text:style-name="P1"/>
      <text:p text:style-name="P1">Transferencia Nro. : <text:span text:style-name="T1">[[ o.name or '' ]]</text:span></text:p>
      <text:p text:style-name="P1">Banco: <text:span text:style-name="T1">[[ o.journal_id.name or '' ]]</text:span></text:p>
      <text:p text:style-name="P1">Fecha: <text:span text:style-name="T1">[[ o.date_done or '' ]]</text:span></text:p>
      <text:p text:style-name="P3"/>
      <table:table table:name="Table_Header_Pur_ord_Line" table:style-name="Table_5f_Header_5f_Pur_5f_ord_5f_Line">
        <table:table-column table:style-name="Table_5f_Header_5f_Pur_5f_ord_5f_Line.A"/>
        <table:table-column table:style-name="Table_5f_Header_5f_Pur_5f_ord_5f_Line.B"/>
        <table:table-column table:style-name="Table_5f_Header_5f_Pur_5f_ord_5f_Line.C"/>
        <table:table-column table:style-name="Table_5f_Header_5f_Pur_5f_ord_5f_Line.D"/>
        <table:table-column table:style-name="Table_5f_Header_5f_Pur_5f_ord_5f_Line.E"/>
        <table:table-header-rows>
          <table:table-row>
            <table:table-cell table:style-name="Table_5f_Header_5f_Pur_5f_ord_5f_Line.A1" office:value-type="string">
              <text:p text:style-name="P9">Comprobante</text:p>
            </table:table-cell>
            <table:table-cell table:style-name="Table_5f_Header_5f_Pur_5f_ord_5f_Line.A1" office:value-type="string">
              <text:p text:style-name="P9">Documento Bancario</text:p>
            </table:table-cell>
            <table:table-cell table:style-name="Table_5f_Header_5f_Pur_5f_ord_5f_Line.A1" office:value-type="string">
              <text:p text:style-name="P9">Beneficiario</text:p>
            </table:table-cell>
            <table:table-cell table:style-name="Table_5f_Header_5f_Pur_5f_ord_5f_Line.A1" office:value-type="string">
              <text:p text:style-name="P9">Valor</text:p>
            </table:table-cell>
            <table:table-cell table:style-name="Table_5f_Header_5f_Pur_5f_ord_5f_Line.E1" office:value-type="string">
              <text:p text:style-name="P10">Detalle</text:p>
            </table:table-cell>
          </table:table-row>
        </table:table-header-rows>
      </table:table>
      <text:section text:style-name="Sect1" text:name="Section2">
        <text:p text:style-name="P4">[[repeatIn(o.line_ids,'line')]]</text:p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column table:style-name="Tabla1.E"/>
          <table:table-row>
            <table:table-cell table:style-name="Tabla1.A1" office:value-type="string">
              <text:p text:style-name="P5">[[ line.number or '' ]]</text:p>
              <text:p text:style-name="P5"/>
            </table:table-cell>
            <table:table-cell table:style-name="Tabla1.A1" office:value-type="string">
              <text:p text:style-name="P5">[[ line.partner_id.bank_ids[0].bank.bic or '' ]][[ line.partner_id.bank_ids[0].bank.short_name or '' ]]-[[ line.partner_id.bank_ids[0].acc_number or '' ]]</text:p>
            </table:table-cell>
            <table:table-cell table:style-name="Tabla1.A1" office:value-type="string">
              <text:p text:style-name="P5">[[ line.partner_id.name or '' ]]</text:p>
            </table:table-cell>
            <table:table-cell table:style-name="Tabla1.A1" office:value-type="string">
              <text:p text:style-name="P6">[[ line.amount or '0.00' ]]</text:p>
            </table:table-cell>
            <table:table-cell table:style-name="Tabla1.E1" office:value-type="string">
              <text:p text:style-name="P7">[[ line.narration or '' ]]</text:p>
            </table:table-cell>
          </table:table-row>
        </table:table>
      </text:section>
      <text:p text:style-name="P4"/>
      <text:p text:style-name="P2"/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8"/>
            <text:p text:style-name="P8"/>
            <text:p text:style-name="P8">Tesorero (e)</text:p>
          </table:table-cell>
          <table:table-cell table:style-name="Tabla4.A1" office:value-type="string">
            <text:p text:style-name="P8"/>
            <text:p text:style-name="P8"/>
            <text:p text:style-name="P8">Director Financiero (e)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Helvetica" svg:font-family="Helvetica"/>
    <style:font-face style:name="Bitstream Vera Sans" svg:font-family="'Bitstream Vera Sans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Helvetica" fo:font-size="9pt" fo:language="en" fo:country="US" style:letter-kerning="true" style:font-name-asian="DejaVuSans" style:font-size-asian="10.5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Helvetica" fo:font-size="9pt" fo:language="en" fo:country="US" style:letter-kerning="true" style:font-name-asian="DejaVu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Helvetica" fo:font-family="Helvetica" fo:font-size="14pt" style:font-name-asian="Bitstream Vera Sans" style:font-family-asian="'Bitstream Vera Sans'" style:font-family-generic-asian="system" style:font-pitch-asian="variable" style:font-size-asian="14pt" style:font-name-complex="Bitstream Vera Sans" style:font-family-complex="'Bitstream Vera Sans'" style:font-family-generic-complex="system" style:font-pitch-complex="variable" style:font-size-complex="14pt"/>
    </style:style>
    <style:style style:name="List" style:family="paragraph" style:parent-style-name="Text_20_body" style:class="lis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fo:padding="0cm" fo:border="none" text:number-lines="false" text:line-number="0" style:join-border="false"/>
      <style:text-properties fo:font-size="6pt" style:font-size-asian="6pt" style:font-size-complex="6pt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terp_5f_tblheader_5f_General" style:display-name="terp_tblheader_General" style:family="paragraph" style:parent-style-name="terp_5f_header" style:class="text">
      <style:paragraph-properties fo:margin-top="0.212cm" fo:margin-bottom="0.212cm" style:contextual-spacing="false"/>
      <style:text-properties fo:font-size="8pt" style:font-size-asian="14.5pt" style:font-size-complex="14.5pt"/>
    </style:style>
    <style:style style:name="terp_5f_tblheader_5f_Details" style:display-name="terp_tblheader_Details" style:family="paragraph" style:parent-style-name="terp_5f_header" style:class="text" style:master-page-name="">
      <style:paragraph-properties fo:margin-top="0.212cm" fo:margin-bottom="0.212cm" style:contextual-spacing="false" style:page-number="auto"/>
      <style:text-properties fo:font-size="9pt" style:font-size-asian="14.5pt" style:font-size-complex="14.5pt"/>
    </style:style>
    <style:style style:name="terp_5f_default_5f_8" style:display-name="terp_default_8" style:family="paragraph" style:parent-style-name="terp_5f_header">
      <style:paragraph-properties fo:margin-top="0cm" fo:margin-bottom="0cm" style:contextual-spacing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tblheader_5f_General_5f_Centre" style:display-name="terp_tblheader_General_Centre" style:family="paragraph" style:parent-style-name="terp_5f_tblheader_5f_General">
      <style:paragraph-properties fo:text-align="center" style:justify-single-word="false"/>
    </style:style>
    <style:style style:name="terp_5f_tblheader_5f_General_5f_Right" style:display-name="terp_tblheader_General_Right" style:family="paragraph" style:parent-style-name="terp_5f_tblheader_5f_General_5f_Centre">
      <style:paragraph-properties fo:text-align="end" style:justify-single-word="false"/>
    </style:style>
    <style:style style:name="terp_5f_tblheader_5f_Details_5f_Centre" style:display-name="terp_tblheader_Details_Centre" style:family="paragraph" style:parent-style-name="terp_5f_tblheader_5f_Details">
      <style:paragraph-properties fo:text-align="center" style:justify-single-word="false"/>
    </style:style>
    <style:style style:name="terp_5f_tblheader_5f_Details_5f_Right" style:display-name="terp_tblheader_Details_Right" style:family="paragraph" style:parent-style-name="terp_5f_tblheader_5f_Details">
      <style:paragraph-properties fo:text-align="end" style:justify-single-word="false"/>
    </style:style>
    <style:style style:name="terp_5f_default_5f_Right_5f_8" style:display-name="terp_default_Right_8" style:family="paragraph" style:parent-style-name="terp_5f_default_5f_8" style:master-page-name="">
      <style:paragraph-properties fo:text-align="end" style:justify-single-word="false" style:page-number="auto"/>
    </style:style>
    <style:style style:name="terp_5f_default_5f_Centre_5f_8" style:display-name="terp_default_Centre_8" style:family="paragraph" style:parent-style-name="terp_5f_default_5f_8">
      <style:paragraph-properties fo:text-align="center" style:justify-single-word="false"/>
    </style:style>
    <style:style style:name="terp_5f_header_5f_Right" style:display-name="terp_header_Right" style:family="paragraph" style:parent-style-name="terp_5f_header" style:master-page-name="">
      <style:paragraph-properties style:page-number="auto"/>
      <style:text-properties fo:font-size="14.5pt" style:font-size-asian="14.5pt" style:font-size-complex="14.5pt"/>
    </style:style>
    <style:style style:name="terp_5f_header_5f_Centre" style:display-name="terp_header_Centre" style:family="paragraph" style:parent-style-name="terp_5f_header">
      <style:paragraph-properties fo:text-align="center" style:justify-single-word="false"/>
    </style:style>
    <style:style style:name="terp_5f_default_5f_address" style:display-name="terp_default_address" style:family="paragraph" style:parent-style-name="terp_5f_default_5f_8" style:master-page-name="">
      <style:paragraph-properties style:page-number="auto"/>
      <style:text-properties fo:font-size="10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terp_5f_default_5f_Bold_5f_9" style:display-name="terp_default_Bold_9" style:family="paragraph" style:parent-style-name="terp_5f_default_5f_Bold_5f_8">
      <style:text-properties fo:font-size="9pt"/>
    </style:style>
    <style:style style:name="terp_5f_default_5f_Centre_5f_9" style:display-name="terp_default_Centre_9" style:family="paragraph" style:parent-style-name="terp_5f_default_5f_Centre_5f_8">
      <style:text-properties fo:font-size="9pt"/>
    </style:style>
    <style:style style:name="terp_5f_default_5f_Right_5f_9" style:display-name="terp_default_Right_9" style:family="paragraph" style:parent-style-name="terp_5f_default_5f_Right_5f_8">
      <style:text-properties fo:font-size="9pt"/>
    </style:style>
    <style:style style:name="terp_5f_default_5f_Bold_5f_9_5f_Right" style:display-name="terp_default_Bold_9_Right" style:family="paragraph" style:parent-style-name="terp_5f_default_5f_Bold_5f_9">
      <style:paragraph-properties fo:text-align="end" style:justify-single-word="false"/>
    </style:style>
    <style:style style:name="terp_5f_default_5f_8_5f_Italic" style:display-name="terp_default_8_Italic" style:family="paragraph" style:parent-style-name="terp_5f_default_5f_8">
      <style:text-properties fo:font-style="italic"/>
    </style:style>
    <style:style style:name="terp_5f_default_5f_2" style:display-name="terp_default_2" style:family="paragraph" style:parent-style-name="terp_5f_default_5f_8">
      <style:text-properties fo:font-size="2pt"/>
    </style:style>
    <style:style style:name="Footnote_20_Symbol" style:display-name="Footnote Symbol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499cm" fo:margin-bottom="1.499cm" fo:margin-left="0.185cm" fo:margin-right="0.27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creation-date>2006-09-04T10:59:43</meta:creation-date>
    <dc:date>2016-01-28T00:02:50.678882183</dc:date>
    <meta:editing-cycles>313</meta:editing-cycles>
    <meta:editing-duration>PT57H48M20S</meta:editing-duration>
    <meta:document-statistic meta:table-count="3" meta:image-count="0" meta:object-count="0" meta:page-count="1" meta:paragraph-count="18" meta:word-count="69" meta:character-count="543" meta:non-whitespace-character-count="492"/>
    <meta:user-defined meta:name="Info 1">http://localhost:8069</meta:user-defined>
    <meta:user-defined meta:name="Info 2">admin</meta:user-defined>
    <meta:user-defined meta:name="Info 3">394</meta:user-defined>
    <meta:user-defined meta:name="Info 4">purchase.order</meta:user-defined>
  </office:meta>
</office:document-meta>
</file>